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erif" svg:font-family="'Droid Serif', Georgia, Times, serif"/>
    <style:font-face style:name="Open Sans" svg:font-family="'Open Sans', Helvetic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306" officeooo:paragraph-rsid="0004b306"/>
    </style:style>
    <style:style style:name="P2" style:family="paragraph" style:parent-style-name="Standard">
      <style:text-properties officeooo:paragraph-rsid="0004b306"/>
    </style:style>
    <style:style style:name="P3" style:family="paragraph" style:parent-style-name="Standard">
      <style:text-properties style:font-name="Liberation Serif" fo:font-size="12pt" officeooo:paragraph-rsid="00092865" style:font-size-asian="12pt" style:font-size-complex="12pt"/>
    </style:style>
    <style:style style:name="P4" style:family="paragraph" style:parent-style-name="Standard">
      <style:text-properties fo:font-weight="bold" officeooo:rsid="0004b306" officeooo:paragraph-rsid="0004b306" style:font-weight-asian="bold" style:font-weight-complex="bold"/>
    </style:style>
    <style:style style:name="P5" style:family="paragraph" style:parent-style-name="Standard">
      <style:text-properties fo:font-weight="bold" officeooo:rsid="0006f0e8" officeooo:paragraph-rsid="0006f0e8" style:font-weight-asian="bold" style:font-weight-complex="bold"/>
    </style:style>
    <style:style style:name="P6" style:family="paragraph" style:parent-style-name="Standard">
      <style:text-properties fo:font-weight="bold" officeooo:rsid="0008a6eb" officeooo:paragraph-rsid="0008a6eb" style:font-weight-asian="bold" style:font-weight-complex="bold"/>
    </style:style>
    <style:style style:name="P7" style:family="paragraph" style:parent-style-name="Standard">
      <style:text-properties fo:font-weight="bold" officeooo:paragraph-rsid="00092865" style:font-weight-asian="bold" style:font-weight-complex="bold"/>
    </style:style>
    <style:style style:name="P8" style:family="paragraph" style:parent-style-name="Standard">
      <style:text-properties officeooo:paragraph-rsid="0006f0e8"/>
    </style:style>
    <style:style style:name="P9" style:family="paragraph" style:parent-style-name="Standard">
      <style:text-properties fo:font-weight="normal" officeooo:rsid="0008a6eb" officeooo:paragraph-rsid="0008a6eb" style:font-weight-asian="normal" style:font-weight-complex="normal"/>
    </style:style>
    <style:style style:name="P10" style:family="paragraph" style:parent-style-name="Standard">
      <style:text-properties fo:font-weight="normal" officeooo:rsid="00092865" officeooo:paragraph-rsid="00092865" style:font-weight-asian="normal" style:font-weight-complex="normal"/>
    </style:style>
    <style:style style:name="P11" style:family="paragraph" style:parent-style-name="Standard">
      <style:text-properties officeooo:paragraph-rsid="00092865"/>
    </style:style>
    <style:style style:name="P12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05b548" officeooo:paragraph-rsid="0004b306" style:font-size-asian="12pt" style:font-size-complex="12pt"/>
    </style:style>
    <style:style style:name="P13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paragraph-rsid="0006f0e8" style:font-size-asian="12pt" style:font-size-complex="12pt"/>
    </style:style>
    <style:style style:name="P14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05b548" officeooo:paragraph-rsid="0004b306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0b63b4" officeooo:paragraph-rsid="000b63b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bold" officeooo:rsid="0005b548" officeooo:paragraph-rsid="0004b306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bold" officeooo:rsid="0006f0e8" officeooo:paragraph-rsid="0006f0e8" style:font-size-asian="12pt" style:font-weight-asian="bold" style:font-size-complex="12pt" style:font-weight-complex="bold"/>
    </style:style>
    <style:style style:name="P18" style:family="paragraph" style:parent-style-name="Standard">
      <style:text-properties fo:font-weight="normal" officeooo:rsid="00092865" officeooo:paragraph-rsid="00092865" style:font-weight-asian="normal" style:font-weight-complex="normal"/>
    </style:style>
    <style:style style:name="P19" style:family="paragraph" style:parent-style-name="Standard">
      <style:text-properties fo:font-weight="normal" officeooo:rsid="000b268e" officeooo:paragraph-rsid="00092865" style:font-weight-asian="normal" style:font-weight-complex="normal"/>
    </style:style>
    <style:style style:name="P20" style:family="paragraph" style:parent-style-name="Standard">
      <style:text-properties fo:font-weight="bold" officeooo:rsid="0004b306" officeooo:paragraph-rsid="0004b306" style:font-weight-asian="bold" style:font-weight-complex="bold"/>
    </style:style>
    <style:style style:name="P21" style:family="paragraph" style:parent-style-name="Standard">
      <style:text-properties fo:font-weight="bold" officeooo:rsid="000b63b4" officeooo:paragraph-rsid="000b63b4" style:font-weight-asian="bold" style:font-weight-complex="bold"/>
    </style:style>
    <style:style style:name="T1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111111" style:font-name="Liberation Serif" fo:font-size="12pt" fo:letter-spacing="normal" fo:font-style="normal" fo:font-weight="normal" officeooo:rsid="0004b306" style:font-size-asian="12pt" style:font-size-complex="12pt"/>
    </style:style>
    <style:style style:name="T3" style:family="text">
      <style:text-properties fo:font-variant="normal" fo:text-transform="none" fo:color="#111111" style:font-name="Liberation Serif" fo:font-size="12pt" fo:letter-spacing="normal" fo:font-style="normal" fo:font-weight="normal" officeooo:rsid="0005b548" style:font-size-asian="12pt" style:font-size-complex="12pt"/>
    </style:style>
    <style:style style:name="T4" style:family="text">
      <style:text-properties fo:font-variant="normal" fo:text-transform="none" fo:color="#111111" style:font-name="Liberation Serif" fo:font-size="12pt" fo:letter-spacing="normal" fo:font-style="normal" fo:font-weight="normal" officeooo:rsid="0005b548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officeooo:rsid="0006f0e8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404040" style:font-name="Droid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092865"/>
    </style:style>
    <style:style style:name="T9" style:family="text">
      <style:text-properties fo:font-variant="normal" fo:text-transform="none" fo:color="#202124" style:font-name="arial" fo:font-size="12pt" fo:letter-spacing="normal" fo:font-style="normal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92865" style:font-weight-asian="normal" style:font-weight-complex="normal"/>
    </style:style>
    <style:style style:name="T12" style:family="text">
      <style:text-properties fo:font-weight="normal" officeooo:rsid="000b268e" style:font-weight-asian="normal" style:font-weight-complex="normal"/>
    </style:style>
    <style:style style:name="T13" style:family="text">
      <style:text-properties style:font-name="Liberation Serif" fo:font-size="12pt" officeooo:rsid="0005b548" style:font-size-asian="12pt" style:font-size-complex="12pt"/>
    </style:style>
    <style:style style:name="T14" style:family="text">
      <style:text-properties style:font-name="Liberation Serif" fo:font-size="12pt" officeooo:rsid="0004b306" style:font-size-asian="12pt" style:font-size-complex="12pt"/>
    </style:style>
    <style:style style:name="T15" style:family="text">
      <style:text-properties style:font-name="Liberation Serif" fo:font-size="12pt" officeooo:rsid="00092865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luno: <text:span text:style-name="T10">Sandro Matheus Ramos <text:tab/><text:tab/><text:tab/><text:tab/><text:tab/><text:tab/><text:tab/> <text:s text:c="5"/></text:span>Data:<text:span text:style-name="T10">15/03/21</text:span></text:p>
      <text:p text:style-name="P4"/>
      <text:p text:style-name="P4"/>
      <text:p text:style-name="P4">Qual a importância da estatística nas ciências empresariais e engenharias? </text:p>
      <text:p text:style-name="P1"/>
      <text:p text:style-name="P2"><text:span text:style-name="T13">Tanto nas ciências empresariais como nas de engenharia, </text:span><text:span text:style-name="T14">a estatística tem função fundamental para a tomada de decisões uma vez que a estatística e o</text:span><text:span text:style-name="T1"> pensamento estatístico baseia-se em fatos </text:span><text:span text:style-name="T2">e</text:span><text:span text:style-name="T1"> em dados </text:span><text:span text:style-name="T3">permitindo que dentro das empresas os gestores tomem decisões mais assertivas baseados nos dados internos e externos da empresa podendo também realizar planejamentos e previsões, enquanto na engenharia a estatística está presente em vaias áreas podendo ser usada no controle de dados, qualidade, em simulações e planejamento.</text:span></text:p>
      <text:p text:style-name="P12"/>
      <text:p text:style-name="P16">Cite 5 aplicações da estatística . </text:p>
      <text:p text:style-name="P14"/>
      <text:p text:style-name="P14">- Tomada de decisões mais assertivas;</text:p>
      <text:p text:style-name="P14">- Qualidade, com o Gráfico de controle;</text:p>
      <text:p text:style-name="P14">- Simulações, ao modelar processo;</text:p>
      <text:p text:style-name="P14">- Planejamento de produção;</text:p>
      <text:p text:style-name="P14">- Prevenção e detecção de falhas dentro da empresa.</text:p>
      <text:p text:style-name="P14"/>
      <text:p text:style-name="P14"/>
      <text:p text:style-name="P16">Quais conteúdos relacionados à estatística já fizeram parte do seu currículo escolar? </text:p>
      <text:p text:style-name="P16"/>
      <text:p text:style-name="P15">Somente os conteúdos abordados na matéria que foi lecionada á nosso curso no ano passado, a matéria de Matemática Discreta, no ensino médio e fundamental tive pouco/quase nenhum contato com o tema.</text:p>
      <text:p text:style-name="P14"/>
      <text:p text:style-name="P16">O estudo da estatística foi importante para a evolução da sociedade como um todo. Comente sobre essa afirmação </text:p>
      <text:p text:style-name="P14"/>
      <text:p text:style-name="P5"><text:span text:style-name="T3">O </text:span><text:span text:style-name="T1">mundo foi construído usando a estatística, utilizamos a estatística a todo momento sem saber ou de forma instintiva indireta ou diretamente. Ao verificar as chances de chuva no celular você está olhando para a estatística, ao tomar um medicamento você também está utilizando a estatística já que a eficacia do medicamento foi medida com a estatística. É um conhecimento fundamental para o entendimento e inserção no mundo. Em várias escolas pelo mundo, o ensino de estatística e logica de programação já está sendo inclusas no ensino primário diante dessa demanda e necessidade pelo conhecimento.</text:span></text:p>
      <text:p text:style-name="P14"><text:tab/></text:p>
      <text:p text:style-name="P16">Qual o significado da palavra estatística? </text:p>
      <text:p text:style-name="P8"><text:span text:style-name="T4">D</text:span><text:span text:style-name="T5">e acordo com o dicionário a palavra significa “</text:span>Ramo das matemáticas aplicadas cujos princípios decorrem da teoria das probabilidades e que tem por objeto o estudo, bem como o agrupamento metódico, de séries de fatos ou de dados numéricos<text:span text:style-name="T6">.</text:span><text:span text:style-name="T1">”</text:span></text:p>
      <text:p text:style-name="P13"/>
      <text:p text:style-name="P17">Quais são os abusos cometidos por utilizar a estatística de maneira incorreta? Comente sobre dois desses abusos e dê exemplos. </text:p>
      <text:p text:style-name="P17"/>
      <text:p text:style-name="P9">Utilizar os dados estatísticos podem trazer vários danos, como em análises clínicas onde ao ser utilizado de forma incorreta os dados, o profissional pode tirar conclusões inadequadas sobre quadros clínicos de determinado paciente trazendo riscos a saúde. Também pode existir abusos no momento de coletar os dados devido a falta de planejamento ou descuido, trazendo dados incompletos e difusos.</text:p>
      <text:p text:style-name="P9"/>
      <text:p text:style-name="P9"><text:soft-page-break/></text:p>
      <text:p text:style-name="P6">Descreva as principais características que um profissional da área da estatística precisa ter. </text:p>
      <text:p text:style-name="P6"/>
      <text:p text:style-name="Standard">O profissional de estatística é aquele que planeja e executa o levantamento de informações dentro de uma organização ou projeto, assim como ele também analisa e armazena esses dados, tentando encontrar a relação entre as variáveis. De forma geral, este é o profissional que fornece ferramentas para a resolução de problemas reais através de incontáveis pesquisas e análises. </text:p>
      <text:p text:style-name="P9"/>
      <text:p text:style-name="P6">Quais são as fases do método estatístico? </text:p>
      <text:p text:style-name="P6"/>
      <text:p text:style-name="P3"><text:span text:style-name="T11">As fases básicas do método</text:span><text:span text:style-name="T7"> estatístico são: coleta de dados, crítica de dados, apuração dos dados, exposição ou apresentação dos dados </text:span><text:span text:style-name="T8">e </text:span><text:span text:style-name="T7">análise dos resultados.</text:span> </text:p>
      <text:p text:style-name="P3"/>
      <text:p text:style-name="P7"><text:span text:style-name="T15">E</text:span>xplique o significado do termo população dentro do universo estatístico. </text:p>
      <text:p text:style-name="P7"/>
      <text:p text:style-name="P10">População é o conjunto, não necessariamente de pessoa, podendo ser itens ou eventos que constituem todo o universo de informações de se necessita, são as informações que sofrerão i<text:span text:style-name="T9">nferências</text:span></text:p>
      <text:p text:style-name="P7"/>
      <text:p text:style-name="P7">O que é uma amostra? Dê 5 exemplos de amostras </text:p>
      <text:p text:style-name="P7"/>
      <text:p text:style-name="P10">Amostra é todo um conjunto de elementos retirados de uma população. É um conjunto constituído por indivíduos, eventos ou objetos que o investigador pretende descrever ou generalizar as suas conclusões e resultados.</text:p>
      <text:p text:style-name="P10">Exemplo: Amostra de famílias que vivem em situação de risco na cidade X;</text:p>
      <text:p text:style-name="P11"><text:span text:style-name="T11"><text:tab/> <text:s text:c="3"/>Amostra de cana-de-açúcar na região norte do país;</text:span></text:p>
      <text:p text:style-name="P11"><text:span text:style-name="T11"><text:tab/> <text:s text:c="3"/>Amostra </text:span><text:span text:style-name="T12">da</text:span><text:span text:style-name="T11"> </text:span><text:span text:style-name="T12">água encanada coletada em todo o país;</text:span></text:p>
      <text:p text:style-name="P19"><text:tab/> <text:s text:c="3"/>Amostra de eletrodomésticos da família de classe media.</text:p>
      <text:p text:style-name="P19"><text:tab/> <text:s text:c="3"/>Amostras do número de vendas do setor de varejo de várias empresas brasileira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erif" svg:font-family="'Droid Serif', Georgia, Times, serif"/>
    <style:font-face style:name="Open Sans" svg:font-family="'Open Sans', Helvetic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7:09:02.298000000</meta:creation-date>
    <dc:date>2021-03-15T20:54:56.986061691</dc:date>
    <meta:editing-duration>PT11M5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31" meta:word-count="648" meta:character-count="4201" meta:non-whitespace-character-count="3536"/>
  </office:meta>
</office:document-meta>
</file>